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text-properties fo:font-size="4pt" style:font-size-asian="3.5pt" style:font-size-complex="4pt"/>
    </style:style>
    <style:style style:name="P29" style:family="paragraph" style:parent-style-name="Standard">
      <style:text-properties fo:font-size="6pt" style:font-size-asian="5.25pt" style:font-size-complex="6pt"/>
    </style:style>
    <style:style style:name="P30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1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officeooo:rsid="0009ad04" officeooo:paragraph-rsid="0009ad04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1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49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officeooo:rsid="001152e1" officeooo:paragraph-rsid="001152e1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3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5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6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fo:background-color="transparent" style:font-size-asian="7pt" style:font-style-asian="italic" style:font-weight-asian="normal" style:font-size-complex="7pt" style:font-style-complex="italic" style:font-weight-complex="normal"/>
    </style:style>
    <style:style style:name="P57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style:font-size-asian="7pt" style:font-style-asian="italic" style:font-weight-asian="normal" style:font-size-complex="7pt" style:font-style-complex="italic" style:font-weight-complex="normal"/>
    </style:style>
    <style:style style:name="P58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font-style="italic" officeooo:paragraph-rsid="001985cb" style:font-size-asian="2pt" style:font-style-asian="italic" style:font-name-complex="Lucida Sans" style:font-size-complex="2pt" style:font-style-complex="italic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P65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1ddb16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aabd6" fo:background-color="transparent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3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Colibri" fo:font-size="7pt" fo:background-color="transparent" loext:char-shading-value="0" style:font-size-asian="7pt" style:font-size-complex="7pt"/>
    </style:style>
    <style:style style:name="T17" style:family="text">
      <style:text-properties fo:font-size="2pt" style:font-size-asian="2pt" style:font-size-complex="2pt"/>
    </style:style>
    <style:style style:name="T18" style:family="text">
      <style:text-properties style:text-underline-style="none"/>
    </style:style>
    <style:style style:name="T19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2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T2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23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T24" style:family="text">
      <style:text-properties fo:letter-spacing="-0.007cm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font-size="8pt" fo:background-color="transparent" loext:char-shading-value="0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6"><text:span text:style-name="T14">FATTURA</text:span><text:span text:style-name="T19"><text:placeholder text:placeholder-type="text">&lt;if test="o.state =='proforma2'"&gt;</text:placeholder></text:span><text:span text:style-name="T19"> </text:span><text:span text:style-name="T20">PROFORMA</text:span><text:span text:style-name="T19"><text:placeholder text:placeholder-type="text">&lt;/if&gt;</text:placeholder></text:span><text:span text:style-name="T19"><text:placeholder text:placeholder-type="text">&lt;if test="o.state =='draft'"&gt;</text:placeholder></text:span><text:span text:style-name="T19"> </text:span><text:span text:style-name="T21">in BOZZA</text:span><text:span text:style-name="T19"><text:placeholder text:placeholder-type="text">&lt;/if&gt;</text:placeholder></text:span><text:span text:style-name="T14"> N. </text:span><text:span text:style-name="T15"><text:placeholder text:placeholder-type="text">&lt;o.number or ''&gt;</text:placeholder></text:span><text:span text:style-name="T14"> del </text:span><text:span text:style-name="T15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6"/>
          </table:table-cell>
          <table:covered-table-cell/>
          <table:table-cell table:style-name="Table1.A1" office:value-type="string">
            <text:p text:style-name="P36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6">Codice fiscale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2">
                <table:table-cell table:style-name="Table1.A3.1.2" office:value-type="string">
                  <text:p text:style-name="P34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3">
                <table:table-cell table:style-name="Table1.A3.1.1" office:value-type="string">
                  <text:p text:style-name="P36">Partita IVA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4">
                <table:table-cell table:style-name="Table1.A3.1.2" office:value-type="string">
                  <text:p text:style-name="P34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5" office:value-type="string">
                  <text:p text:style-name="P36">Commessa: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6" office:value-type="string">
                  <text:p text:style-name="P35"><text:placeholder text:placeholder-type="text">&lt;if test="o.origin &lt;&gt;''"&gt;</text:placeholder></text:p>
                  <text:p text:style-name="P33"><text:placeholder text:placeholder-type="text">&lt;o.origin or ''&gt;</text:placeholder></text:p>
                  <text:p text:style-name="P35"><text:placeholder text:placeholder-type="text">&lt;/if&gt;</text:placeholder></text:p>
                  <text:p text:style-name="P35"><text:placeholder text:placeholder-type="text">&lt;if test="o.origin ==''"&gt;</text:placeholder></text:p>
                  <text:p text:style-name="P35"><text:placeholder text:placeholder-type="text">&lt;for each="ddt in invoice_tree(o.invoice_line)"&gt;</text:placeholder></text:p>
                  <text:p text:style-name="P52"><text:placeholder text:placeholder-type="text">&lt;for each="line in ddt['lines']"&gt;</text:placeholder> </text:p>
                  <text:p text:style-name="P53"><text:placeholder text:placeholder-type="text">&lt;line.origin or ''&gt;</text:placeholder><text:span text:style-name="T17">.</text:span></text:p>
                  <text:p text:style-name="P52"><text:placeholder text:placeholder-type="text">&lt;/for&gt;</text:placeholder></text:p>
                  <text:p text:style-name="P52"><text:placeholder text:placeholder-type="text">&lt;/for&gt;</text:placeholder></text:p>
                  <text:p text:style-name="P33"><text:span text:style-name="T17"><text:placeholder text:placeholder-type="text">&lt;/if&gt;</text:placeholder></text:span><text:span text:style-name="T17"> </text:span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7">Spett.le </text:p>
            <text:p text:style-name="P49"><text:placeholder text:placeholder-type="text">&lt;o.partner_id.name or ''&gt;</text:placeholder></text:p>
            <text:p text:style-name="P49"><text:placeholder text:placeholder-type="text">&lt;o.partner_id.street or ''&gt;</text:placeholder></text:p>
            <text:p text:style-name="P59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9">(</text:span><text:span text:style-name="T8"><text:placeholder text:placeholder-type="text">&lt;o.partner_id.state_id.code or ''&gt;</text:placeholder></text:span><text:span text:style-name="T9">)</text:span></text:p>
            <text:p text:style-name="P59"><text:span text:style-name="T8"><text:placeholder text:placeholder-type="text">&lt;o.partner_id.country_id.name or ''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37">Codice art.</text:p>
          </table:table-cell>
          <table:table-cell table:style-name="Table2.A1" office:value-type="string">
            <text:p text:style-name="P37">Descrizione</text:p>
          </table:table-cell>
          <table:table-cell table:style-name="Table2.A1" office:value-type="string">
            <text:p text:style-name="P37">U.M.</text:p>
          </table:table-cell>
          <table:table-cell table:style-name="Table2.A1" office:value-type="string">
            <text:p text:style-name="P38">Quantità</text:p>
          </table:table-cell>
          <table:table-cell table:style-name="Table2.A1" office:value-type="string">
            <text:p text:style-name="P39">Pr. unitario</text:p>
          </table:table-cell>
          <table:table-cell table:style-name="Table2.A1" office:value-type="string">
            <text:p text:style-name="P39">Sconto</text:p>
          </table:table-cell>
          <table:table-cell table:style-name="Table2.A1" office:value-type="string">
            <text:p text:style-name="P38">I.V.A.</text:p>
          </table:table-cell>
          <table:table-cell table:style-name="Table2.H1" office:value-type="string">
            <text:p text:style-name="P38">Totale</text:p>
          </table:table-cell>
        </table:table-row>
      </table:table>
      <text:p text:style-name="P42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/text:p>
          </table:table-cell>
          <table:table-cell table:style-name="Table3.A1" office:value-type="string">
            <text:p text:style-name="P48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56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65"><text:span text:style-name="T16"><text:placeholder text:placeholder-type="text">&lt;if test="line.discount != 0.00"&gt;</text:placeholder></text:span><text:placeholder text:placeholder-type="text">&lt;formatLang(line.discount)&gt;</text:placeholder><text:span text:style-name="T16"><text:placeholder text:placeholder-type="text">&lt;/if&gt;</text:placeholder></text:span></text:p>
          </table:table-cell>
          <table:table-cell table:style-name="Table3.A1" office:value-type="string">
            <text:p text:style-name="P57"><text:span text:style-name="T8"><text:placeholder text:placeholder-type="text">&lt;o.currency_id.symbol or ''&gt;</text:placeholder></text:span><text:span text:style-name="T8"> </text:span><text:placeholder text:placeholder-type="text">&lt;line.invoice_line_tax_id and line.invoice_line_tax_id[0].description or ''&gt;</text:placeholder></text:p>
          </table:table-cell>
          <table:table-cell table:style-name="Table3.H1" office:value-type="string">
            <text:p text:style-name="P56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20"><text:s/></text:p>
      <text:p text:style-name="P51"><text:placeholder text:placeholder-type="text">&lt;/for&gt;</text:placeholder></text:p>
      <text:p text:style-name="P50"><text:soft-page-break/><text:placeholder text:placeholder-type="text">&lt;o.comment or ''&gt;</text:placeholder>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font-style="italic" officeooo:paragraph-rsid="001985cb" style:font-size-asian="2pt" style:font-style-asian="italic" style:font-name-complex="Lucida Sans" style:font-size-complex="2pt" style:font-style-complex="italic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MP36" style:family="paragraph" style:parent-style-name="Standard">
      <style:text-properties fo:font-size="6pt" style:font-size-asian="5.25pt" style:font-size-complex="6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8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9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letter-spacing="-0.007cm"/>
    </style:style>
    <style:style style:name="M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13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11.074cm" svg:y="-0.025cm" svg:width="7.929cm" svg:height="1.944cm" draw:z-index="1"><draw:text-box><text:p text:style-name="Frame_20_contents"/></draw:text-box></draw:frame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riba == False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31"><text:span text:style-name="MT11"><text:text-input text:description="&lt;for each=&quot;move_line in o.move_id.line_id&quot;&gt;">for</text:text-input></text:span></text:p>
              <text:p text:style-name="MP32"><text:text-input text:description="&lt;if test=&quot;move_line.date_maturity&quot;&gt;">IF2</text:text-input></text:p>
              <text:p text:style-name="MP33"><text:span text:style-name="MT12"><text:text-input text:description="&lt;formatLang(move_line.date_maturity,date='true')&gt;">$4400</text:text-input></text:span><text:span text:style-name="MT12"> - </text:span><text:span text:style-name="MT13"><text:placeholder text:placeholder-type="text">&lt;o.currency_id.symbol or ''&gt;</text:placeholder></text:span><text:span text:style-name="MT13"> </text:span><text:span text:style-name="MT12"><text:text-input text:description="&lt;formatLang(move_line.debit)&gt;">$4400</text:text-input></text:span></text:p>
              <text:p text:style-name="MP34"><text:span text:style-name="MT12"><text:text-input text:description="&lt;/if&gt;">end if</text:text-input></text:span><text:span text:style-name="MT12"> </text:span></text:p>
              <text:p text:style-name="MP35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MP36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7"/>
              <text:p text:style-name="MP38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9">Ai sensi del D.Lgs. 196/2003 Vi informiamo che i Vs. dati saranno utilizzati esclusivamente per i fini connessi ai rapporti commerciali tra di noi in essere. </text:p>
              <text:p text:style-name="MP39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10:30:27.078000000</dc:date>
    <meta:editing-duration>P1DT5H26M32S</meta:editing-duration>
    <meta:editing-cycles>201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7" meta:word-count="357" meta:character-count="3263" meta:non-whitespace-character-count="2987"/>
  </office:meta>
</office:document-meta>
</file>